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76.62mm"/>
    </style:style>
    <style:style style:name="co6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3.73mm"/>
    </style:style>
    <style:style style:name="co4" style:family="table-column">
      <style:table-column-properties fo:break-before="auto" style:column-width="41.91mm"/>
    </style:style>
    <style:style style:name="co5" style:family="table-column">
      <style:table-column-properties fo:break-before="auto" style:column-width="53.45mm"/>
    </style:style>
    <style:style style:name="co8" style:family="table-column">
      <style:table-column-properties fo:break-before="auto" style:column-width="44.22mm"/>
    </style:style>
    <style:style style:name="co9" style:family="table-column">
      <style:table-column-properties fo:break-before="auto" style:column-width="35.6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6600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006600" fo:border-left="none" fo:border-right="none" fo:border-top="0.06pt solid #000000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006600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Países.$A$2:.$A$248])" table:allow-empty-cell="true" table:display-list="unsorted" table:base-cell-address="celebridades.C13">
          <table:error-message table:message-type="stop" table:display="true"/>
        </table:content-validation>
      </table:content-validations>
      <table:table table:name="celebridades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8" table:default-cell-style-name="ce5"/>
        <table:table-column table:style-name="co9" table:default-cell-style-name="ce8"/>
        <table:table-row table:style-name="ro3">
          <table:table-cell table:style-name="ce1" office:value-type="string" calcext:value-type="string">
            <text:p>Nome da Celebridade</text:p>
          </table:table-cell>
          <table:table-cell table:style-name="ce4" office:value-type="string" calcext:value-type="string">
            <text:p>Antiga Profissão</text:p>
          </table:table-cell>
          <table:table-cell table:style-name="ce4" office:value-type="string" calcext:value-type="string">
            <text:p>País de Origem</text:p>
          </table:table-cell>
          <table:table-cell table:style-name="ce4" office:value-type="string" calcext:value-type="string">
            <text:p>Capital do País</text:p>
          </table:table-cell>
          <table:table-cell table:style-name="ce7" office:value-type="string" calcext:value-type="string">
            <text:p>Pessoas/Km²</text:p>
          </table:table-cell>
        </table:table-row>
        <table:table-row table:style-name="ro3">
          <table:table-cell office:value-type="string" calcext:value-type="string">
            <text:p>Hugh Laurie (Dr. House)</text:p>
          </table:table-cell>
          <table:table-cell office:value-type="string" calcext:value-type="string">
            <text:p>Músico</text:p>
          </table:table-cell>
          <table:table-cell table:content-validation-name="val1" office:value-type="string" calcext:value-type="string">
            <text:p>Afghanistan</text:p>
          </table:table-cell>
          <table:table-cell table:formula="of:=VLOOKUP([.C2];[Países.$A$1:.$K$248];4)" office:value-type="string" office:string-value="Kabul" calcext:value-type="string">
            <text:p>Kabul</text:p>
          </table:table-cell>
          <table:table-cell table:formula="of:=VLOOKUP([.C2];[Países.$A$1:.$K$248];5)/VLOOKUP([.C2];[Países.$A$1:.$K$248];6)" office:value-type="float" office:value="49.9276972847002" calcext:value-type="float">
            <text:p>49,9276972847</text:p>
          </table:table-cell>
        </table:table-row>
        <table:table-row table:style-name="ro3">
          <table:table-cell office:value-type="string" calcext:value-type="string">
            <text:p>Lars Grael</text:p>
          </table:table-cell>
          <table:table-cell office:value-type="string" calcext:value-type="string">
            <text:p>Velejador</text:p>
          </table:table-cell>
          <table:table-cell table:content-validation-name="val1" office:value-type="string" calcext:value-type="string">
            <text:p>Brazil</text:p>
          </table:table-cell>
          <table:table-cell table:formula="of:=VLOOKUP([.C3];[Países.$A$1:.$K$248];4)" office:value-type="string" office:string-value="Brasília" calcext:value-type="string">
            <text:p>Brasília</text:p>
          </table:table-cell>
          <table:table-cell table:formula="of:=VLOOKUP([.C3];[Países.$A$1:.$K$248];5)/VLOOKUP([.C3];[Países.$A$1:.$K$248];6)" office:value-type="float" office:value="23.9885804574746" calcext:value-type="float">
            <text:p>23,9885804575</text:p>
          </table:table-cell>
        </table:table-row>
        <table:table-row table:style-name="ro3">
          <table:table-cell office:value-type="string" calcext:value-type="string">
            <text:p>Antonio Bandeiras</text:p>
          </table:table-cell>
          <table:table-cell office:value-type="string" calcext:value-type="string">
            <text:p>Produtor de bebidas</text:p>
          </table:table-cell>
          <table:table-cell table:content-validation-name="val1" office:value-type="string" calcext:value-type="string">
            <text:p>Spain</text:p>
          </table:table-cell>
          <table:table-cell table:formula="of:=VLOOKUP([.C4];[Países.$A$1:.$K$248];4)" office:value-type="string" office:string-value="Madrid" calcext:value-type="string">
            <text:p>Madrid</text:p>
          </table:table-cell>
          <table:table-cell table:formula="of:=VLOOKUP([.C4];[Países.$A$1:.$K$248];5)/VLOOKUP([.C4];[Países.$A$1:.$K$248];6)" office:value-type="float" office:value="95.2690781011932" calcext:value-type="float">
            <text:p>95,2690781012</text:p>
          </table:table-cell>
        </table:table-row>
        <table:table-row table:style-name="ro3">
          <table:table-cell office:value-type="string" calcext:value-type="string">
            <text:p>Luciano Huck</text:p>
          </table:table-cell>
          <table:table-cell office:value-type="string" calcext:value-type="string">
            <text:p>Dono de rede hoteleira</text:p>
          </table:table-cell>
          <table:table-cell table:content-validation-name="val1" office:value-type="string" calcext:value-type="string">
            <text:p>Brazil</text:p>
          </table:table-cell>
          <table:table-cell table:formula="of:=VLOOKUP([.C5];[Países.$A$1:.$K$248];4)" office:value-type="string" office:string-value="Brasília" calcext:value-type="string">
            <text:p>Brasília</text:p>
          </table:table-cell>
          <table:table-cell table:formula="of:=VLOOKUP([.C5];[Países.$A$1:.$K$248];5)/VLOOKUP([.C5];[Países.$A$1:.$K$248];6)" office:value-type="float" office:value="23.9885804574746" calcext:value-type="float">
            <text:p>23,9885804575</text:p>
          </table:table-cell>
        </table:table-row>
        <table:table-row table:style-name="ro3">
          <table:table-cell office:value-type="string" calcext:value-type="string">
            <text:p>Silvio Santos</text:p>
          </table:table-cell>
          <table:table-cell office:value-type="string" calcext:value-type="string">
            <text:p>Camelô</text:p>
          </table:table-cell>
          <table:table-cell table:content-validation-name="val1" office:value-type="string" calcext:value-type="string">
            <text:p>Brazil</text:p>
          </table:table-cell>
          <table:table-cell table:formula="of:=VLOOKUP([.C6];[Países.$A$1:.$K$248];4)" office:value-type="string" office:string-value="Brasília" calcext:value-type="string">
            <text:p>Brasília</text:p>
          </table:table-cell>
          <table:table-cell table:formula="of:=VLOOKUP([.C6];[Países.$A$1:.$K$248];5)/VLOOKUP([.C6];[Países.$A$1:.$K$248];6)" office:value-type="float" office:value="23.9885804574746" calcext:value-type="float">
            <text:p>23,9885804575</text:p>
          </table:table-cell>
        </table:table-row>
        <table:table-row table:style-name="ro3">
          <table:table-cell office:value-type="string" calcext:value-type="string">
            <text:p>Clint Eastwood</text:p>
          </table:table-cell>
          <table:table-cell office:value-type="string" calcext:value-type="string">
            <text:p>Limpador de piscinas</text:p>
          </table:table-cell>
          <table:table-cell table:content-validation-name="val1" office:value-type="string" calcext:value-type="string">
            <text:p>United States</text:p>
          </table:table-cell>
          <table:table-cell table:formula="of:=VLOOKUP([.C7];[Países.$A$1:.$K$248];4)" office:value-type="string" office:string-value="Washington D.C." calcext:value-type="string">
            <text:p>Washington D.C.</text:p>
          </table:table-cell>
          <table:table-cell table:formula="of:=VLOOKUP([.C7];[Países.$A$1:.$K$248];5)/VLOOKUP([.C7];[Países.$A$1:.$K$248];6)" office:value-type="float" office:value="32.703723690872" calcext:value-type="float">
            <text:p>32,7037236909</text:p>
          </table:table-cell>
        </table:table-row>
        <table:table-row table:style-name="ro3">
          <table:table-cell office:value-type="string" calcext:value-type="string">
            <text:p>Elvis Presley</text:p>
          </table:table-cell>
          <table:table-cell office:value-type="string" calcext:value-type="string">
            <text:p>Caminhoneiro</text:p>
          </table:table-cell>
          <table:table-cell table:content-validation-name="val1" office:value-type="string" calcext:value-type="string">
            <text:p>United States</text:p>
          </table:table-cell>
          <table:table-cell table:formula="of:=VLOOKUP([.C8];[Países.$A$1:.$K$248];4)" office:value-type="string" office:string-value="Washington D.C." calcext:value-type="string">
            <text:p>Washington D.C.</text:p>
          </table:table-cell>
          <table:table-cell table:formula="of:=VLOOKUP([.C8];[Países.$A$1:.$K$248];5)/VLOOKUP([.C8];[Países.$A$1:.$K$248];6)" office:value-type="float" office:value="32.703723690872" calcext:value-type="float">
            <text:p>32,7037236909</text:p>
          </table:table-cell>
        </table:table-row>
        <table:table-row table:style-name="ro3">
          <table:table-cell office:value-type="string" calcext:value-type="string">
            <text:p>Johnny Depp</text:p>
          </table:table-cell>
          <table:table-cell office:value-type="string" calcext:value-type="string">
            <text:p>Frentista</text:p>
          </table:table-cell>
          <table:table-cell table:content-validation-name="val1" office:value-type="string" calcext:value-type="string">
            <text:p>United States</text:p>
          </table:table-cell>
          <table:table-cell table:formula="of:=VLOOKUP([.C9];[Países.$A$1:.$K$248];4)" office:value-type="string" office:string-value="Washington D.C." calcext:value-type="string">
            <text:p>Washington D.C.</text:p>
          </table:table-cell>
          <table:table-cell table:formula="of:=VLOOKUP([.C9];[Países.$A$1:.$K$248];5)/VLOOKUP([.C9];[Países.$A$1:.$K$248];6)" office:value-type="float" office:value="32.703723690872" calcext:value-type="float">
            <text:p>32,7037236909</text:p>
          </table:table-cell>
        </table:table-row>
        <table:table-row table:style-name="ro3">
          <table:table-cell office:value-type="string" calcext:value-type="string">
            <text:p>Arnold Schwarzenegger</text:p>
          </table:table-cell>
          <table:table-cell office:value-type="string" calcext:value-type="string">
            <text:p>Fisiculturista</text:p>
          </table:table-cell>
          <table:table-cell table:content-validation-name="val1" office:value-type="string" calcext:value-type="string">
            <text:p>Austria</text:p>
          </table:table-cell>
          <table:table-cell table:formula="of:=VLOOKUP([.C10];[Países.$A$1:.$K$248];4)" office:value-type="string" office:string-value="Vienna" calcext:value-type="string">
            <text:p>Vienna</text:p>
          </table:table-cell>
          <table:table-cell table:formula="of:=VLOOKUP([.C10];[Países.$A$1:.$K$248];5)/VLOOKUP([.C10];[Países.$A$1:.$K$248];6)" office:value-type="float" office:value="103.319979492316" calcext:value-type="float">
            <text:p>103,3199794923</text:p>
          </table:table-cell>
        </table:table-row>
        <table:table-row table:style-name="ro3">
          <table:table-cell office:value-type="string" calcext:value-type="string">
            <text:p>Bruce Lee</text:p>
          </table:table-cell>
          <table:table-cell office:value-type="string" calcext:value-type="string">
            <text:p>Garçom</text:p>
          </table:table-cell>
          <table:table-cell table:content-validation-name="val1" office:value-type="string" calcext:value-type="string">
            <text:p>China</text:p>
          </table:table-cell>
          <table:table-cell table:formula="of:=VLOOKUP([.C11];[Países.$A$1:.$K$248];4)" office:value-type="string" office:string-value="Beijing" calcext:value-type="string">
            <text:p>Beijing</text:p>
          </table:table-cell>
          <table:table-cell table:formula="of:=VLOOKUP([.C11];[Países.$A$1:.$K$248];5)/VLOOKUP([.C11];[Países.$A$1:.$K$248];6)" office:value-type="float" office:value="142.491516897017" calcext:value-type="float">
            <text:p>142,491516897</text:p>
          </table:table-cell>
        </table:table-row>
        <table:table-row table:style-name="ro3">
          <table:table-cell office:value-type="string" calcext:value-type="string">
            <text:p>Shigeru Miyamoto (criador do Mario)</text:p>
          </table:table-cell>
          <table:table-cell office:value-type="string" calcext:value-type="string">
            <text:p>Arquiteto</text:p>
          </table:table-cell>
          <table:table-cell table:content-validation-name="val1" office:value-type="string" calcext:value-type="string">
            <text:p>Japan</text:p>
          </table:table-cell>
          <table:table-cell table:formula="of:=VLOOKUP([.C12];[Países.$A$1:.$K$248];4)" office:value-type="string" office:string-value="Tokyo" calcext:value-type="string">
            <text:p>Tokyo</text:p>
          </table:table-cell>
          <table:table-cell table:formula="of:=VLOOKUP([.C12];[Países.$A$1:.$K$248];5)/VLOOKUP([.C12];[Países.$A$1:.$K$248];6)" office:value-type="float" office:value="335.841813635341" calcext:value-type="float">
            <text:p>335,8418136353</text:p>
          </table:table-cell>
        </table:table-row>
        <table:table-row table:style-name="ro3">
          <table:table-cell table:style-name="ce3" office:value-type="string" calcext:value-type="string">
            <text:p>Shakira</text:p>
          </table:table-cell>
          <table:table-cell table:style-name="ce6" office:value-type="string" calcext:value-type="string">
            <text:p>Dançarina</text:p>
          </table:table-cell>
          <table:table-cell table:style-name="ce6" table:content-validation-name="val1" office:value-type="string" calcext:value-type="string">
            <text:p>Colombia</text:p>
          </table:table-cell>
          <table:table-cell table:style-name="ce6" table:formula="of:=VLOOKUP([.C13];[Países.$A$1:.$K$248];4)" office:value-type="string" office:string-value="Bogotá" calcext:value-type="string">
            <text:p>Bogotá</text:p>
          </table:table-cell>
          <table:table-cell table:style-name="ce9" table:formula="of:=VLOOKUP([.C13];[Países.$A$1:.$K$248];5)/VLOOKUP([.C13];[Países.$A$1:.$K$248];6)" office:value-type="float" office:value="41.0363663502823" calcext:value-type="float">
            <text:p>41,0363663503</text:p>
          </table:table-cell>
        </table:table-row>
        <calcext:conditional-formats>
          <calcext:conditional-format calcext:target-range-address="celebridades.E2:celebridades.E13">
            <calcext:color-scale>
              <calcext:color-scale-entry calcext:value="0" calcext:type="minimum" calcext:color="#009900"/>
              <calcext:color-scale-entry calcext:value="50" calcext:type="percentile" calcext:color="#ffff00"/>
              <calcext:color-scale-entry calcext:value="0" calcext:type="maximum" calcext:color="#990000"/>
            </calcext:color-scale>
          </calcext:conditional-format>
        </calcext:conditional-formats>
      </table:table>
      <table:table table:name="Países" table:style-name="ta1">
        <table:table-column table:style-name="co7" table:default-cell-style-name="Default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Nome do país</text:p>
          </table:table-cell>
          <table:table-cell office:value-type="string" calcext:value-type="string">
            <text:p>Sigla</text:p>
          </table:table-cell>
          <table:table-cell office:value-type="string" calcext:value-type="string">
            <text:p>Continent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Forma de governo</text:p>
          </table:table-cell>
          <table:table-cell office:value-type="string" calcext:value-type="string">
            <text:p>Moeda</text:p>
          </table:table-cell>
          <table:table-cell office:value-type="string" calcext:value-type="string">
            <text:p>Código da Moeda</text:p>
          </table:table-cell>
          <table:table-cell office:value-type="string" calcext:value-type="string">
            <text:p>Prefixo Telefônico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bul</text:p>
          </table:table-cell>
          <table:table-cell office:value-type="float" office:value="32564342" calcext:value-type="float">
            <text:p>32564342</text:p>
          </table:table-cell>
          <table:table-cell office:value-type="float" office:value="652230" calcext:value-type="float">
            <text:p>652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lamic republic</text:p>
          </table:table-cell>
          <table:table-cell office:value-type="string" calcext:value-type="string">
            <text:p>Afghani</text:p>
          </table:table-cell>
          <table:table-cell office:value-type="string" calcext:value-type="string">
            <text:p>AFN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na</text:p>
          </table:table-cell>
          <table:table-cell office:value-type="float" office:value="3029278" calcext:value-type="float">
            <text:p>3029278</text:p>
          </table:table-cell>
          <table:table-cell office:value-type="float" office:value="28748" calcext:value-type="float">
            <text:p>2874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ALL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giers</text:p>
          </table:table-cell>
          <table:table-cell office:value-type="float" office:value="39542166" calcext:value-type="float">
            <text:p>39542166</text:p>
          </table:table-cell>
          <table:table-cell office:value-type="float" office:value="2381741" calcext:value-type="float">
            <text:p>238174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DZD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go Pago</text:p>
          </table:table-cell>
          <table:table-cell office:value-type="float" office:value="54343" calcext:value-type="float">
            <text:p>54343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684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 la Vella</text:p>
          </table:table-cell>
          <table:table-cell office:value-type="float" office:value="85580" calcext:value-type="float">
            <text:p>85580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anda</text:p>
          </table:table-cell>
          <table:table-cell office:value-type="float" office:value="19625353" calcext:value-type="float">
            <text:p>19625353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wanza</text:p>
          </table:table-cell>
          <table:table-cell office:value-type="string" calcext:value-type="string">
            <text:p>AOA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he Valley</text:p>
          </table:table-cell>
          <table:table-cell office:value-type="float" office:value="16418" calcext:value-type="float">
            <text:p>16418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17968" calcext:value-type="float">
            <text:p>17968</text:p>
          </table:table-cell>
          <table:table-cell office:value-type="string" calcext:value-type="string">
            <text:p>foreign-administrated territor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John’s</text:p>
          </table:table-cell>
          <table:table-cell office:value-type="float" office:value="92436" calcext:value-type="float">
            <text:p>92436</text:p>
          </table:table-cell>
          <table:table-cell office:value-type="float" office:value="443" calcext:value-type="float">
            <text:p>44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uenos Aires</text:p>
          </table:table-cell>
          <table:table-cell office:value-type="float" office:value="43431886" calcext:value-type="float">
            <text:p>43431886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ARS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erevan</text:p>
          </table:table-cell>
          <table:table-cell office:value-type="float" office:value="3056382" calcext:value-type="float">
            <text:p>3056382</text:p>
          </table:table-cell>
          <table:table-cell office:value-type="float" office:value="29743" calcext:value-type="float">
            <text:p>29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AMD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ranjestad</text:p>
          </table:table-cell>
          <table:table-cell office:value-type="float" office:value="112162" calcext:value-type="float">
            <text:p>112162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utonomous territory of the Netherlands</text:p>
          </table:table-cell>
          <table:table-cell office:value-type="string" calcext:value-type="string">
            <text:p>Florin</text:p>
          </table:table-cell>
          <table:table-cell office:value-type="string" calcext:value-type="string">
            <text:p>AWG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anberra</text:p>
          </table:table-cell>
          <table:table-cell office:value-type="float" office:value="22751014" calcext:value-type="float">
            <text:p>22751014</text:p>
          </table:table-cell>
          <table:table-cell office:value-type="float" office:value="7741220" calcext:value-type="float">
            <text:p>7741220</text:p>
          </table:table-cell>
          <table:table-cell office:value-type="float" office:value="25760" calcext:value-type="float">
            <text:p>25760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  <table:table-cell office:value-type="float" office:value="8665550" calcext:value-type="float">
            <text:p>8665550</text:p>
          </table:table-cell>
          <table:table-cell office:value-type="float" office:value="83871" calcext:value-type="float">
            <text:p>83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l 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ku</text:p>
          </table:table-cell>
          <table:table-cell office:value-type="float" office:value="9780780" calcext:value-type="float">
            <text:p>9780780</text:p>
          </table:table-cell>
          <table:table-cell office:value-type="float" office:value="86600" calcext:value-type="float">
            <text:p>8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Manat</text:p>
          </table:table-cell>
          <table:table-cell office:value-type="string" calcext:value-type="string">
            <text:p>AZN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ssau</text:p>
          </table:table-cell>
          <table:table-cell office:value-type="float" office:value="324597" calcext:value-type="float">
            <text:p>324597</text:p>
          </table:table-cell>
          <table:table-cell office:value-type="float" office:value="13880" calcext:value-type="float">
            <text:p>13880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S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ama</text:p>
          </table:table-cell>
          <table:table-cell office:value-type="float" office:value="1346613" calcext:value-type="float">
            <text:p>1346613</text:p>
          </table:table-cell>
          <table:table-cell office:value-type="float" office:value="760" calcext:value-type="float">
            <text:p>7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BHD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haka</text:p>
          </table:table-cell>
          <table:table-cell office:value-type="float" office:value="168957745" calcext:value-type="float">
            <text:p>168957745</text:p>
          </table:table-cell>
          <table:table-cell office:value-type="float" office:value="143998" calcext:value-type="float">
            <text:p>143998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BDT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idgetown</text:p>
          </table:table-cell>
          <table:table-cell office:value-type="float" office:value="290604" calcext:value-type="float">
            <text:p>290604</text:p>
          </table:table-cell>
          <table:table-cell office:value-type="float" office:value="430" calcext:value-type="float">
            <text:p>43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B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</text:p>
          </table:table-cell>
          <table:table-cell office:value-type="float" office:value="9589689" calcext:value-type="float">
            <text:p>9589689</text:p>
          </table:table-cell>
          <table:table-cell office:value-type="float" office:value="207600" calcext:value-type="float">
            <text:p>20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bel</text:p>
          </table:table-cell>
          <table:table-cell office:value-type="string" calcext:value-type="string">
            <text:p>BYR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  <table:table-cell office:value-type="float" office:value="11323973" calcext:value-type="float">
            <text:p>11323973</text:p>
          </table:table-cell>
          <table:table-cell office:value-type="float" office:value="30528" calcext:value-type="float">
            <text:p>3052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Belmopan</text:p>
          </table:table-cell>
          <table:table-cell office:value-type="float" office:value="347369" calcext:value-type="float">
            <text:p>347369</text:p>
          </table:table-cell>
          <table:table-cell office:value-type="float" office:value="22966" calcext:value-type="float">
            <text:p>2296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ZD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o-Novo</text:p>
          </table:table-cell>
          <table:table-cell office:value-type="float" office:value="10448647" calcext:value-type="float">
            <text:p>10448647</text:p>
          </table:table-cell>
          <table:table-cell office:value-type="float" office:value="112622" calcext:value-type="float">
            <text:p>1126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milton</text:p>
          </table:table-cell>
          <table:table-cell office:value-type="float" office:value="70196" calcext:value-type="float">
            <text:p>70196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M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himphu</text:p>
          </table:table-cell>
          <table:table-cell office:value-type="float" office:value="741919" calcext:value-type="float">
            <text:p>741919</text:p>
          </table:table-cell>
          <table:table-cell office:value-type="float" office:value="38394" calcext:value-type="float">
            <text:p>38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Ngultrum</text:p>
          </table:table-cell>
          <table:table-cell office:value-type="string" calcext:value-type="string">
            <text:p>BTN</text:p>
          </table:table-cell>
          <table:table-cell office:value-type="float" office:value="975" calcext:value-type="float">
            <text:p>975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ucre</text:p>
          </table:table-cell>
          <table:table-cell office:value-type="float" office:value="10800882" calcext:value-type="float">
            <text:p>10800882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Boliviano</text:p>
          </table:table-cell>
          <table:table-cell office:value-type="string" calcext:value-type="string">
            <text:p>BOB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rajevo</text:p>
          </table:table-cell>
          <table:table-cell office:value-type="float" office:value="3867055" calcext:value-type="float">
            <text:p>3867055</text:p>
          </table:table-cell>
          <table:table-cell office:value-type="float" office:value="51197" calcext:value-type="float">
            <text:p>511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onvertible Mark</text:p>
          </table:table-cell>
          <table:table-cell office:value-type="string" calcext:value-type="string">
            <text:p>BAM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aborone</text:p>
          </table:table-cell>
          <table:table-cell office:value-type="float" office:value="2182719" calcext:value-type="float">
            <text:p>2182719</text:p>
          </table:table-cell>
          <table:table-cell office:value-type="float" office:value="581730" calcext:value-type="float">
            <text:p>581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BWP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Antarc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rritory of Norwa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NOK</text:p>
          </table:table-cell>
          <table:table-cell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ília</text:p>
          </table:table-cell>
          <table:table-cell office:value-type="float" office:value="204259812" calcext:value-type="float">
            <text:p>204259812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RL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fr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400" calcext:value-type="float">
            <text:p>5440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ad Town</text:p>
          </table:table-cell>
          <table:table-cell office:value-type="float" office:value="33454" calcext:value-type="float">
            <text:p>33454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284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ar Seri Begawan</text:p>
          </table:table-cell>
          <table:table-cell office:value-type="float" office:value="429646" calcext:value-type="float">
            <text:p>429646</text:p>
          </table:table-cell>
          <table:table-cell office:value-type="float" office:value="5765" calcext:value-type="float">
            <text:p>576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bsolute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ND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</text:p>
          </table:table-cell>
          <table:table-cell office:value-type="float" office:value="7186893" calcext:value-type="float">
            <text:p>7186893</text:p>
          </table:table-cell>
          <table:table-cell office:value-type="float" office:value="110879" calcext:value-type="float">
            <text:p>11087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BGN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Ouagadougou</text:p>
          </table:table-cell>
          <table:table-cell office:value-type="float" office:value="18931686" calcext:value-type="float">
            <text:p>18931686</text:p>
          </table:table-cell>
          <table:table-cell office:value-type="float" office:value="274200" calcext:value-type="float">
            <text:p>27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Burma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y Pyi Taw</text:p>
          </table:table-cell>
          <table:table-cell office:value-type="float" office:value="56320206" calcext:value-type="float">
            <text:p>56320206</text:p>
          </table:table-cell>
          <table:table-cell office:value-type="float" office:value="676578" calcext:value-type="float">
            <text:p>676578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yat</text:p>
          </table:table-cell>
          <table:table-cell office:value-type="string" calcext:value-type="string">
            <text:p>MMK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ujumbura</text:p>
          </table:table-cell>
          <table:table-cell office:value-type="float" office:value="10742276" calcext:value-type="float">
            <text:p>10742276</text:p>
          </table:table-cell>
          <table:table-cell office:value-type="float" office:value="27830" calcext:value-type="float">
            <text:p>27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BIF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hnom Penh</text:p>
          </table:table-cell>
          <table:table-cell office:value-type="float" office:value="15708756" calcext:value-type="float">
            <text:p>15708756</text:p>
          </table:table-cell>
          <table:table-cell office:value-type="float" office:value="181035" calcext:value-type="float">
            <text:p>18103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KHR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oundé</text:p>
          </table:table-cell>
          <table:table-cell office:value-type="float" office:value="23739218" calcext:value-type="float">
            <text:p>23739218</text:p>
          </table:table-cell>
          <table:table-cell office:value-type="float" office:value="475440" calcext:value-type="float">
            <text:p>4754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</text:p>
          </table:table-cell>
          <table:table-cell office:value-type="float" office:value="35099836" calcext:value-type="float">
            <text:p>35099836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202080" calcext:value-type="float">
            <text:p>202080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aia</text:p>
          </table:table-cell>
          <table:table-cell office:value-type="float" office:value="545993" calcext:value-type="float">
            <text:p>545993</text:p>
          </table:table-cell>
          <table:table-cell office:value-type="float" office:value="4033" calcext:value-type="float">
            <text:p>4033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scudo</text:p>
          </table:table-cell>
          <table:table-cell office:value-type="string" calcext:value-type="string">
            <text:p>CVE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eorge Town</text:p>
          </table:table-cell>
          <table:table-cell office:value-type="float" office:value="56092" calcext:value-type="float">
            <text:p>56092</text:p>
          </table:table-cell>
          <table:table-cell office:value-type="float" office:value="264" calcext:value-type="float">
            <text:p>2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Cayman-Dollar</text:p>
          </table:table-cell>
          <table:table-cell office:value-type="string" calcext:value-type="string">
            <text:p>KY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gui</text:p>
          </table:table-cell>
          <table:table-cell office:value-type="float" office:value="5391539" calcext:value-type="float">
            <text:p>5391539</text:p>
          </table:table-cell>
          <table:table-cell office:value-type="float" office:value="622984" calcext:value-type="float">
            <text:p>622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'Djamena</text:p>
          </table:table-cell>
          <table:table-cell office:value-type="float" office:value="11631456" calcext:value-type="float">
            <text:p>11631456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tiago</text:p>
          </table:table-cell>
          <table:table-cell office:value-type="float" office:value="17508260" calcext:value-type="float">
            <text:p>17508260</text:p>
          </table:table-cell>
          <table:table-cell office:value-type="float" office:value="756102" calcext:value-type="float">
            <text:p>756102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LP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  <table:table-cell office:value-type="float" office:value="1367485388" calcext:value-type="float">
            <text:p>1367485388</text:p>
          </table:table-cell>
          <table:table-cell office:value-type="float" office:value="9596960" calcext:value-type="float">
            <text:p>9596960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people's republic</text:p>
          </table:table-cell>
          <table:table-cell office:value-type="string" calcext:value-type="string">
            <text:p>Yuan</text:p>
          </table:table-cell>
          <table:table-cell office:value-type="string" calcext:value-type="string">
            <text:p>CNY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lying Fish Cove</text:p>
          </table:table-cell>
          <table:table-cell office:value-type="float" office:value="1530" calcext:value-type="float">
            <text:p>153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724" calcext:value-type="float">
            <text:p>6724</text:p>
          </table:table-cell>
        </table:table-row>
        <table:table-row table:style-name="ro2">
          <table:table-cell office:value-type="string" calcext:value-type="string">
            <text:p>Cocos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st Island</text:p>
          </table:table-cell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gotá</text:p>
          </table:table-cell>
          <table:table-cell office:value-type="float" office:value="46736728" calcext:value-type="float">
            <text:p>46736728</text:p>
          </table:table-cell>
          <table:table-cell office:value-type="float" office:value="1138910" calcext:value-type="float">
            <text:p>1138910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OP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roni</text:p>
          </table:table-cell>
          <table:table-cell office:value-type="float" office:value="780971" calcext:value-type="float">
            <text:p>780971</text:p>
          </table:table-cell>
          <table:table-cell office:value-type="float" office:value="2235" calcext:value-type="float">
            <text:p>22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MF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varua</text:p>
          </table:table-cell>
          <table:table-cell office:value-type="float" office:value="9838" calcext:value-type="float">
            <text:p>9838</text:p>
          </table:table-cell>
          <table:table-cell office:value-type="float" office:value="236" calcext:value-type="float">
            <text:p>2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tonomous territory of New Zealan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San José</text:p>
          </table:table-cell>
          <table:table-cell office:value-type="float" office:value="4814144" calcext:value-type="float">
            <text:p>4814144</text:p>
          </table:table-cell>
          <table:table-cell office:value-type="float" office:value="51100" calcext:value-type="float">
            <text:p>5110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CRC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</text:p>
          </table:table-cell>
          <table:table-cell office:value-type="float" office:value="4464844" calcext:value-type="float">
            <text:p>4464844</text:p>
          </table:table-cell>
          <table:table-cell office:value-type="float" office:value="56594" calcext:value-type="float">
            <text:p>56594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HRK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vana</text:p>
          </table:table-cell>
          <table:table-cell office:value-type="float" office:value="11031433" calcext:value-type="float">
            <text:p>11031433</text:p>
          </table:table-cell>
          <table:table-cell office:value-type="float" office:value="110860" calcext:value-type="float">
            <text:p>110860</text:p>
          </table:table-cell>
          <table:table-cell office:value-type="float" office:value="3735" calcext:value-type="float">
            <text:p>3735</text:p>
          </table:table-cell>
          <table:table-cell office:value-type="string" calcext:value-type="string">
            <text:p>socialist 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CUP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Curac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America</text:p>
          </table:table-cell>
          <table:table-cell/>
          <table:table-cell office:value-type="float" office:value="146836" calcext:value-type="float">
            <text:p>146836</text:p>
          </table:table-cell>
          <table:table-cell office:value-type="float" office:value="444" calcext:value-type="float">
            <text:p>44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utonomous territory of the Netherlands</text:p>
          </table:table-cell>
          <table:table-cell office:value-type="string" calcext:value-type="string">
            <text:p>Gulde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599-9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icosia</text:p>
          </table:table-cell>
          <table:table-cell office:value-type="float" office:value="1189197" calcext:value-type="float">
            <text:p>1189197</text:p>
          </table:table-cell>
          <table:table-cell office:value-type="float" office:value="9251" calcext:value-type="float">
            <text:p>9251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</text:p>
          </table:table-cell>
          <table:table-cell office:value-type="float" office:value="10644842" calcext:value-type="float">
            <text:p>10644842</text:p>
          </table:table-cell>
          <table:table-cell office:value-type="float" office:value="78867" calcext:value-type="float">
            <text:p>7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CZK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nshasa</text:p>
          </table:table-cell>
          <table:table-cell office:value-type="float" office:value="79375136" calcext:value-type="float">
            <text:p>79375136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CDF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</text:p>
          </table:table-cell>
          <table:table-cell office:value-type="float" office:value="5581503" calcext:value-type="float">
            <text:p>5581503</text:p>
          </table:table-cell>
          <table:table-cell office:value-type="float" office:value="43094" calcext:value-type="float">
            <text:p>43094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KK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  <table:table-cell office:value-type="float" office:value="828324" calcext:value-type="float">
            <text:p>828324</text:p>
          </table:table-cell>
          <table:table-cell office:value-type="float" office:value="23200" calcext:value-type="float">
            <text:p>232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DJF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seau</text:p>
          </table:table-cell>
          <table:table-cell office:value-type="float" office:value="73607" calcext:value-type="float">
            <text:p>73607</text:p>
          </table:table-cell>
          <table:table-cell office:value-type="float" office:value="751" calcext:value-type="float">
            <text:p>75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o Domingo</text:p>
          </table:table-cell>
          <table:table-cell office:value-type="float" office:value="10478756" calcext:value-type="float">
            <text:p>10478756</text:p>
          </table:table-cell>
          <table:table-cell office:value-type="float" office:value="48670" calcext:value-type="float">
            <text:p>4867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OP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</text:p>
          </table:table-cell>
          <table:table-cell office:value-type="float" office:value="15868396" calcext:value-type="float">
            <text:p>15868396</text:p>
          </table:table-cell>
          <table:table-cell office:value-type="float" office:value="283561" calcext:value-type="float">
            <text:p>283561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iro</text:p>
          </table:table-cell>
          <table:table-cell office:value-type="float" office:value="88487396" calcext:value-type="float">
            <text:p>88487396</text:p>
          </table:table-cell>
          <table:table-cell office:value-type="float" office:value="1001450" calcext:value-type="float">
            <text:p>1001450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EGP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San Salvador</text:p>
          </table:table-cell>
          <table:table-cell office:value-type="float" office:value="6141350" calcext:value-type="float">
            <text:p>6141350</text:p>
          </table:table-cell>
          <table:table-cell office:value-type="float" office:value="21041" calcext:value-type="float">
            <text:p>2104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abo</text:p>
          </table:table-cell>
          <table:table-cell office:value-type="float" office:value="740743" calcext:value-type="float">
            <text:p>740743</text:p>
          </table:table-cell>
          <table:table-cell office:value-type="float" office:value="28051" calcext:value-type="float">
            <text:p>2805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mara</text:p>
          </table:table-cell>
          <table:table-cell office:value-type="float" office:value="6527689" calcext:value-type="float">
            <text:p>6527689</text:p>
          </table:table-cell>
          <table:table-cell office:value-type="float" office:value="117600" calcext:value-type="float">
            <text:p>117600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Nakfa</text:p>
          </table:table-cell>
          <table:table-cell office:value-type="string" calcext:value-type="string">
            <text:p>ERN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</text:p>
          </table:table-cell>
          <table:table-cell office:value-type="float" office:value="1265420" calcext:value-type="float">
            <text:p>1265420</text:p>
          </table:table-cell>
          <table:table-cell office:value-type="float" office:value="45228" calcext:value-type="float">
            <text:p>45228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ddis Ababa</text:p>
          </table:table-cell>
          <table:table-cell office:value-type="float" office:value="99465819" calcext:value-type="float">
            <text:p>99465819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Birr</text:p>
          </table:table-cell>
          <table:table-cell office:value-type="string" calcext:value-type="string">
            <text:p>ETB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tanley</text:p>
          </table:table-cell>
          <table:table-cell office:value-type="float" office:value="3361" calcext:value-type="float">
            <text:p>3361</text:p>
          </table:table-cell>
          <table:table-cell office:value-type="float" office:value="12173" calcext:value-type="float">
            <text:p>12173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FKP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órshavn</text:p>
          </table:table-cell>
          <table:table-cell office:value-type="float" office:value="50196" calcext:value-type="float">
            <text:p>50196</text:p>
          </table:table-cell>
          <table:table-cell office:value-type="float" office:value="1393" calcext:value-type="float">
            <text:p>1393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autonomous region of Denmark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KK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uva</text:p>
          </table:table-cell>
          <table:table-cell office:value-type="float" office:value="909389" calcext:value-type="float">
            <text:p>909389</text:p>
          </table:table-cell>
          <table:table-cell office:value-type="float" office:value="18274" calcext:value-type="float">
            <text:p>18274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FJD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</text:p>
          </table:table-cell>
          <table:table-cell office:value-type="float" office:value="5476922" calcext:value-type="float">
            <text:p>5476922</text:p>
          </table:table-cell>
          <table:table-cell office:value-type="float" office:value="338145" calcext:value-type="float">
            <text:p>33814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  <table:table-cell office:value-type="float" office:value="66553766" calcext:value-type="float">
            <text:p>66553766</text:p>
          </table:table-cell>
          <table:table-cell office:value-type="float" office:value="643801" calcext:value-type="float">
            <text:p>643801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yenne</text:p>
          </table:table-cell>
          <table:table-cell office:value-type="float" office:value="181000" calcext:value-type="float">
            <text:p>181000</text:p>
          </table:table-cell>
          <table:table-cell office:value-type="float" office:value="83534" calcext:value-type="float">
            <text:p>83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peete</text:p>
          </table:table-cell>
          <table:table-cell office:value-type="float" office:value="282703" calcext:value-type="float">
            <text:p>282703</text:p>
          </table:table-cell>
          <table:table-cell office:value-type="float" office:value="4167" calcext:value-type="float">
            <text:p>4167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autonomous region of France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PF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string" calcext:value-type="string">
            <text:p>French Southern and Antarctic Land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Port-aux-Français</text:p>
          </table:table-cell>
          <table:table-cell office:value-type="float" office:value="0" calcext:value-type="float">
            <text:p>0</text:p>
          </table:table-cell>
          <table:table-cell office:value-type="float" office:value="439672" calcext:value-type="float">
            <text:p>439672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breville</text:p>
          </table:table-cell>
          <table:table-cell office:value-type="float" office:value="1705336" calcext:value-type="float">
            <text:p>1705336</text:p>
          </table:table-cell>
          <table:table-cell office:value-type="float" office:value="267667" calcext:value-type="float">
            <text:p>267667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AF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jul</text:p>
          </table:table-cell>
          <table:table-cell office:value-type="float" office:value="1967709" calcext:value-type="float">
            <text:p>1967709</text:p>
          </table:table-cell>
          <table:table-cell office:value-type="float" office:value="11295" calcext:value-type="float">
            <text:p>112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alasi</text:p>
          </table:table-cell>
          <table:table-cell office:value-type="string" calcext:value-type="string">
            <text:p>GMD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bilisi</text:p>
          </table:table-cell>
          <table:table-cell office:value-type="float" office:value="4931226" calcext:value-type="float">
            <text:p>4931226</text:p>
          </table:table-cell>
          <table:table-cell office:value-type="float" office:value="69700" calcext:value-type="float">
            <text:p>697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ari</text:p>
          </table:table-cell>
          <table:table-cell office:value-type="string" calcext:value-type="string">
            <text:p>GEL</text:p>
          </table:table-cell>
          <table:table-cell office:value-type="float" office:value="995" calcext:value-type="float">
            <text:p>995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  <table:table-cell office:value-type="float" office:value="80854408" calcext:value-type="float">
            <text:p>80854408</text:p>
          </table:table-cell>
          <table:table-cell office:value-type="float" office:value="357022" calcext:value-type="float">
            <text:p>357022</text:p>
          </table:table-cell>
          <table:table-cell office:value-type="float" office:value="2389" calcext:value-type="float">
            <text:p>2389</text:p>
          </table:table-cell>
          <table:table-cell office:value-type="string" calcext:value-type="string">
            <text:p>parliamentary federal 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ccra</text:p>
          </table:table-cell>
          <table:table-cell office:value-type="float" office:value="26327649" calcext:value-type="float">
            <text:p>26327649</text:p>
          </table:table-cell>
          <table:table-cell office:value-type="float" office:value="238533" calcext:value-type="float">
            <text:p>23853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hana Cedi</text:p>
          </table:table-cell>
          <table:table-cell office:value-type="string" calcext:value-type="string">
            <text:p>GHS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Gibraltar</text:p>
          </table:table-cell>
          <table:table-cell office:value-type="float" office:value="29258" calcext:value-type="float">
            <text:p>292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IP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</text:p>
          </table:table-cell>
          <table:table-cell office:value-type="float" office:value="10775643" calcext:value-type="float">
            <text:p>10775643</text:p>
          </table:table-cell>
          <table:table-cell office:value-type="float" office:value="131957" calcext:value-type="float">
            <text:p>131957</text:p>
          </table:table-cell>
          <table:table-cell office:value-type="float" office:value="13676" calcext:value-type="float">
            <text:p>1367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uuk</text:p>
          </table:table-cell>
          <table:table-cell office:value-type="float" office:value="57733" calcext:value-type="float">
            <text:p>57733</text:p>
          </table:table-cell>
          <table:table-cell office:value-type="float" office:value="2166086" calcext:value-type="float">
            <text:p>2166086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autonomous region of Denmark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DKK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George's</text:p>
          </table:table-cell>
          <table:table-cell office:value-type="float" office:value="110694" calcext:value-type="float">
            <text:p>110694</text:p>
          </table:table-cell>
          <table:table-cell office:value-type="float" office:value="344" calcext:value-type="float">
            <text:p>34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-Terre</text:p>
          </table:table-cell>
          <table:table-cell office:value-type="float" office:value="456000" calcext:value-type="float">
            <text:p>456000</text:p>
          </table:table-cell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agåtña</text:p>
          </table:table-cell>
          <table:table-cell office:value-type="float" office:value="161785" calcext:value-type="float">
            <text:p>161785</text:p>
          </table:table-cell>
          <table:table-cell office:value-type="float" office:value="544" calcext:value-type="float">
            <text:p>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Guatemala City</text:p>
          </table:table-cell>
          <table:table-cell office:value-type="float" office:value="14918999" calcext:value-type="float">
            <text:p>14918999</text:p>
          </table:table-cell>
          <table:table-cell office:value-type="float" office:value="108889" calcext:value-type="float">
            <text:p>10888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Quetzal</text:p>
          </table:table-cell>
          <table:table-cell office:value-type="string" calcext:value-type="string">
            <text:p>GTQ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int Peter Port</text:p>
          </table:table-cell>
          <table:table-cell office:value-type="float" office:value="66080" calcext:value-type="float">
            <text:p>6608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G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nakry</text:p>
          </table:table-cell>
          <table:table-cell office:value-type="float" office:value="11780162" calcext:value-type="float">
            <text:p>11780162</text:p>
          </table:table-cell>
          <table:table-cell office:value-type="float" office:value="245857" calcext:value-type="float">
            <text:p>24585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GNF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issau</text:p>
          </table:table-cell>
          <table:table-cell office:value-type="float" office:value="1726170" calcext:value-type="float">
            <text:p>1726170</text:p>
          </table:table-cell>
          <table:table-cell office:value-type="float" office:value="36125" calcext:value-type="float">
            <text:p>361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eorgetown</text:p>
          </table:table-cell>
          <table:table-cell office:value-type="float" office:value="735222" calcext:value-type="float">
            <text:p>735222</text:p>
          </table:table-cell>
          <table:table-cell office:value-type="float" office:value="214969" calcext:value-type="float">
            <text:p>21496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GYD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au-Prince</text:p>
          </table:table-cell>
          <table:table-cell office:value-type="float" office:value="10110019" calcext:value-type="float">
            <text:p>10110019</text:p>
          </table:table-cell>
          <table:table-cell office:value-type="float" office:value="27750" calcext:value-type="float">
            <text:p>27750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ourde</text:p>
          </table:table-cell>
          <table:table-cell office:value-type="string" calcext:value-type="string">
            <text:p>HTG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Antarctic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/>
        </table:table-row>
        <table:table-row table:style-name="ro2">
          <table:table-cell office:value-type="string" calcext:value-type="string">
            <text:p>Holy See (Vatican City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Europe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Tegucigalpa</text:p>
          </table:table-cell>
          <table:table-cell office:value-type="float" office:value="8746673" calcext:value-type="float">
            <text:p>8746673</text:p>
          </table:table-cell>
          <table:table-cell office:value-type="float" office:value="112090" calcext:value-type="float">
            <text:p>11209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NL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ong Kong</text:p>
          </table:table-cell>
          <table:table-cell office:value-type="float" office:value="7141106" calcext:value-type="float">
            <text:p>7141106</text:p>
          </table:table-cell>
          <table:table-cell office:value-type="float" office:value="1108" calcext:value-type="float">
            <text:p>1108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pecial administrative region of Chin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HKD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</text:p>
          </table:table-cell>
          <table:table-cell office:value-type="float" office:value="9897541" calcext:value-type="float">
            <text:p>9897541</text:p>
          </table:table-cell>
          <table:table-cell office:value-type="float" office:value="93028" calcext:value-type="float">
            <text:p>93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orint</text:p>
          </table:table-cell>
          <table:table-cell office:value-type="string" calcext:value-type="string">
            <text:p>HUF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eykjavík</text:p>
          </table:table-cell>
          <table:table-cell office:value-type="float" office:value="331918" calcext:value-type="float">
            <text:p>331918</text:p>
          </table:table-cell>
          <table:table-cell office:value-type="float" office:value="103000" calcext:value-type="float">
            <text:p>103000</text:p>
          </table:table-cell>
          <table:table-cell office:value-type="float" office:value="4970" calcext:value-type="float">
            <text:p>497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ISK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  <table:table-cell office:value-type="float" office:value="1251695584" calcext:value-type="float">
            <text:p>1251695584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parliamentary federal 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INR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  <table:table-cell office:value-type="float" office:value="255993674" calcext:value-type="float">
            <text:p>255993674</text:p>
          </table:table-cell>
          <table:table-cell office:value-type="float" office:value="1904569" calcext:value-type="float">
            <text:p>1904569</text:p>
          </table:table-cell>
          <table:table-cell office:value-type="float" office:value="54716" calcext:value-type="float">
            <text:p>5471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IDR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hran</text:p>
          </table:table-cell>
          <table:table-cell office:value-type="float" office:value="81824270" calcext:value-type="float">
            <text:p>81824270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islamic republic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IRR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ghdad</text:p>
          </table:table-cell>
          <table:table-cell office:value-type="float" office:value="37056169" calcext:value-type="float">
            <text:p>37056169</text:p>
          </table:table-cell>
          <table:table-cell office:value-type="float" office:value="438317" calcext:value-type="float">
            <text:p>4383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IQD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blin</text:p>
          </table:table-cell>
          <table:table-cell office:value-type="float" office:value="4892305" calcext:value-type="float">
            <text:p>4892305</text:p>
          </table:table-cell>
          <table:table-cell office:value-type="float" office:value="70273" calcext:value-type="float">
            <text:p>70273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ouglas</text:p>
          </table:table-cell>
          <table:table-cell office:value-type="float" office:value="87545" calcext:value-type="float">
            <text:p>87545</text:p>
          </table:table-cell>
          <table:table-cell office:value-type="float" office:value="572" calcext:value-type="float">
            <text:p>57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44-1624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</text:p>
          </table:table-cell>
          <table:table-cell office:value-type="float" office:value="8049314" calcext:value-type="float">
            <text:p>8049314</text:p>
          </table:table-cell>
          <table:table-cell office:value-type="float" office:value="20770" calcext:value-type="float">
            <text:p>207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ekel</text:p>
          </table:table-cell>
          <table:table-cell office:value-type="string" calcext:value-type="string">
            <text:p>ILS</text:p>
          </table:table-cell>
          <table:table-cell office:value-type="float" office:value="972" calcext:value-type="float">
            <text:p>972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  <table:table-cell office:value-type="float" office:value="61855120" calcext:value-type="float">
            <text:p>61855120</text:p>
          </table:table-cell>
          <table:table-cell office:value-type="float" office:value="301340" calcext:value-type="float">
            <text:p>301340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moussoukro</text:p>
          </table:table-cell>
          <table:table-cell office:value-type="float" office:value="23295302" calcext:value-type="float">
            <text:p>23295302</text:p>
          </table:table-cell>
          <table:table-cell office:value-type="float" office:value="322463" calcext:value-type="float">
            <text:p>322463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n</text:p>
          </table:table-cell>
          <table:table-cell office:value-type="float" office:value="2950210" calcext:value-type="float">
            <text:p>2950210</text:p>
          </table:table-cell>
          <table:table-cell office:value-type="float" office:value="10991" calcext:value-type="float">
            <text:p>10991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JMD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  <table:table-cell office:value-type="float" office:value="126919659" calcext:value-type="float">
            <text:p>126919659</text:p>
          </table:table-cell>
          <table:table-cell office:value-type="float" office:value="377915" calcext:value-type="float">
            <text:p>377915</text:p>
          </table:table-cell>
          <table:table-cell office:value-type="float" office:value="29751" calcext:value-type="float">
            <text:p>2975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PY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int Helier</text:p>
          </table:table-cell>
          <table:table-cell office:value-type="float" office:value="97294" calcext:value-type="float">
            <text:p>97294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Pfund-Sterling</text:p>
          </table:table-cell>
          <table:table-cell office:value-type="string" calcext:value-type="string">
            <text:p>JE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mman</text:p>
          </table:table-cell>
          <table:table-cell office:value-type="float" office:value="8117564" calcext:value-type="float">
            <text:p>8117564</text:p>
          </table:table-cell>
          <table:table-cell office:value-type="float" office:value="89342" calcext:value-type="float">
            <text:p>893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JOD</text:p>
          </table:table-cell>
          <table:table-cell office:value-type="float" office:value="962" calcext:value-type="float">
            <text:p>962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tana</text:p>
          </table:table-cell>
          <table:table-cell office:value-type="float" office:value="18157122" calcext:value-type="float">
            <text:p>18157122</text:p>
          </table:table-cell>
          <table:table-cell office:value-type="float" office:value="2724900" calcext:value-type="float">
            <text:p>272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KZT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airobi</text:p>
          </table:table-cell>
          <table:table-cell office:value-type="float" office:value="45925301" calcext:value-type="float">
            <text:p>45925301</text:p>
          </table:table-cell>
          <table:table-cell office:value-type="float" office:value="580367" calcext:value-type="float">
            <text:p>58036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KES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Tarawa</text:p>
          </table:table-cell>
          <table:table-cell office:value-type="float" office:value="105711" calcext:value-type="float">
            <text:p>105711</text:p>
          </table:table-cell>
          <table:table-cell office:value-type="float" office:value="811" calcext:value-type="float">
            <text:p>81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istina</text:p>
          </table:table-cell>
          <table:table-cell office:value-type="float" office:value="1870981" calcext:value-type="float">
            <text:p>1870981</text:p>
          </table:table-cell>
          <table:table-cell office:value-type="float" office:value="10887" calcext:value-type="float">
            <text:p>10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liamentary democrac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wait City</text:p>
          </table:table-cell>
          <table:table-cell office:value-type="float" office:value="2788534" calcext:value-type="float">
            <text:p>2788534</text:p>
          </table:table-cell>
          <table:table-cell office:value-type="float" office:value="17818" calcext:value-type="float">
            <text:p>1781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KWD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ishkek</text:p>
          </table:table-cell>
          <table:table-cell office:value-type="float" office:value="5664939" calcext:value-type="float">
            <text:p>5664939</text:p>
          </table:table-cell>
          <table:table-cell office:value-type="float" office:value="199951" calcext:value-type="float">
            <text:p>199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KGS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ientiane</text:p>
          </table:table-cell>
          <table:table-cell office:value-type="float" office:value="6911544" calcext:value-type="float">
            <text:p>6911544</text:p>
          </table:table-cell>
          <table:table-cell office:value-type="float" office:value="236800" calcext:value-type="float">
            <text:p>236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ip</text:p>
          </table:table-cell>
          <table:table-cell office:value-type="string" calcext:value-type="string">
            <text:p>LAK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iga</text:p>
          </table:table-cell>
          <table:table-cell office:value-type="float" office:value="1986705" calcext:value-type="float">
            <text:p>1986705</text:p>
          </table:table-cell>
          <table:table-cell office:value-type="float" office:value="64589" calcext:value-type="float">
            <text:p>64589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rut</text:p>
          </table:table-cell>
          <table:table-cell office:value-type="float" office:value="6184701" calcext:value-type="float">
            <text:p>6184701</text:p>
          </table:table-cell>
          <table:table-cell office:value-type="float" office:value="10400" calcext:value-type="float">
            <text:p>104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LBP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seru</text:p>
          </table:table-cell>
          <table:table-cell office:value-type="float" office:value="1947701" calcext:value-type="float">
            <text:p>1947701</text:p>
          </table:table-cell>
          <table:table-cell office:value-type="float" office:value="30355" calcext:value-type="float">
            <text:p>3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Loti</text:p>
          </table:table-cell>
          <table:table-cell office:value-type="string" calcext:value-type="string">
            <text:p>LSL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nrovia</text:p>
          </table:table-cell>
          <table:table-cell office:value-type="float" office:value="4195666" calcext:value-type="float">
            <text:p>4195666</text:p>
          </table:table-cell>
          <table:table-cell office:value-type="float" office:value="111369" calcext:value-type="float">
            <text:p>111369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LRD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ripoli</text:p>
          </table:table-cell>
          <table:table-cell office:value-type="float" office:value="6411776" calcext:value-type="float">
            <text:p>6411776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islamic-socialist people's 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LYD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duz</text:p>
          </table:table-cell>
          <table:table-cell office:value-type="float" office:value="37624" calcext:value-type="float">
            <text:p>3762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CHF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lnius</text:p>
          </table:table-cell>
          <table:table-cell office:value-type="float" office:value="2884433" calcext:value-type="float">
            <text:p>2884433</text:p>
          </table:table-cell>
          <table:table-cell office:value-type="float" office:value="65300" calcext:value-type="float">
            <text:p>653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itas</text:p>
          </table:table-cell>
          <table:table-cell office:value-type="string" calcext:value-type="string">
            <text:p>LTL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</text:p>
          </table:table-cell>
          <table:table-cell office:value-type="float" office:value="570252" calcext:value-type="float">
            <text:p>570252</text:p>
          </table:table-cell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Maca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ncelho de Macau</text:p>
          </table:table-cell>
          <table:table-cell office:value-type="float" office:value="592731" calcext:value-type="float">
            <text:p>59273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ecial administrative region of China</text:p>
          </table:table-cell>
          <table:table-cell office:value-type="string" calcext:value-type="string">
            <text:p>Pataca</text:p>
          </table:table-cell>
          <table:table-cell office:value-type="string" calcext:value-type="string">
            <text:p>MOP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office:value-type="string" calcext:value-type="string">
            <text:p>Macedonia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kopje</text:p>
          </table:table-cell>
          <table:table-cell office:value-type="float" office:value="2096015" calcext:value-type="float">
            <text:p>2096015</text:p>
          </table:table-cell>
          <table:table-cell office:value-type="float" office:value="25713" calcext:value-type="float">
            <text:p>257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enar</text:p>
          </table:table-cell>
          <table:table-cell office:value-type="string" calcext:value-type="string">
            <text:p>MKD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ntananarivo</text:p>
          </table:table-cell>
          <table:table-cell office:value-type="float" office:value="23812681" calcext:value-type="float">
            <text:p>23812681</text:p>
          </table:table-cell>
          <table:table-cell office:value-type="float" office:value="587041" calcext:value-type="float">
            <text:p>587041</text:p>
          </table:table-cell>
          <table:table-cell office:value-type="float" office:value="4828" calcext:value-type="float">
            <text:p>482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Ariary</text:p>
          </table:table-cell>
          <table:table-cell office:value-type="string" calcext:value-type="string">
            <text:p>MGA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longwe</text:p>
          </table:table-cell>
          <table:table-cell office:value-type="float" office:value="17964697" calcext:value-type="float">
            <text:p>17964697</text:p>
          </table:table-cell>
          <table:table-cell office:value-type="float" office:value="118484" calcext:value-type="float">
            <text:p>118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wacha</text:p>
          </table:table-cell>
          <table:table-cell office:value-type="string" calcext:value-type="string">
            <text:p>MWK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ala Lumpur</text:p>
          </table:table-cell>
          <table:table-cell office:value-type="float" office:value="30513848" calcext:value-type="float">
            <text:p>30513848</text:p>
          </table:table-cell>
          <table:table-cell office:value-type="float" office:value="329847" calcext:value-type="float">
            <text:p>329847</text:p>
          </table:table-cell>
          <table:table-cell office:value-type="float" office:value="4675" calcext:value-type="float">
            <text:p>4675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Ringgit</text:p>
          </table:table-cell>
          <table:table-cell office:value-type="string" calcext:value-type="string">
            <text:p>MYR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le</text:p>
          </table:table-cell>
          <table:table-cell office:value-type="float" office:value="393253" calcext:value-type="float">
            <text:p>393253</text:p>
          </table:table-cell>
          <table:table-cell office:value-type="float" office:value="298" calcext:value-type="float">
            <text:p>29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fiyaa</text:p>
          </table:table-cell>
          <table:table-cell office:value-type="string" calcext:value-type="string">
            <text:p>MVR</text:p>
          </table:table-cell>
          <table:table-cell office:value-type="float" office:value="960" calcext:value-type="float">
            <text:p>960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mako</text:p>
          </table:table-cell>
          <table:table-cell office:value-type="float" office:value="16955536" calcext:value-type="float">
            <text:p>16955536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lletta</text:p>
          </table:table-cell>
          <table:table-cell office:value-type="float" office:value="413965" calcext:value-type="float">
            <text:p>413965</text:p>
          </table:table-cell>
          <table:table-cell office:value-type="float" office:value="316" calcext:value-type="float">
            <text:p>31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juro</text:p>
          </table:table-cell>
          <table:table-cell office:value-type="float" office:value="72191" calcext:value-type="float">
            <text:p>72191</text:p>
          </table:table-cell>
          <table:table-cell office:value-type="float" office:value="181" calcext:value-type="float">
            <text:p>18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Fort-de-France</text:p>
          </table:table-cell>
          <table:table-cell office:value-type="float" office:value="395000" calcext:value-type="float">
            <text:p>395000</text:p>
          </table:table-cell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uakchott</text:p>
          </table:table-cell>
          <table:table-cell office:value-type="float" office:value="3596702" calcext:value-type="float">
            <text:p>3596702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Ouguiya</text:p>
          </table:table-cell>
          <table:table-cell office:value-type="string" calcext:value-type="string">
            <text:p>MRO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 Louis</text:p>
          </table:table-cell>
          <table:table-cell office:value-type="float" office:value="1339827" calcext:value-type="float">
            <text:p>1339827</text:p>
          </table:table-cell>
          <table:table-cell office:value-type="float" office:value="2040" calcext:value-type="float">
            <text:p>204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MUR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moudzou</text:p>
          </table:table-cell>
          <table:table-cell office:value-type="float" office:value="223765" calcext:value-type="float">
            <text:p>22376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 City</text:p>
          </table:table-cell>
          <table:table-cell office:value-type="float" office:value="121736809" calcext:value-type="float">
            <text:p>121736809</text:p>
          </table:table-cell>
          <table:table-cell office:value-type="float" office:value="1964375" calcext:value-type="float">
            <text:p>1964375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XN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Micronesia</text:p>
          </table:table-cell>
          <table:table-cell office:value-type="string" calcext:value-type="string">
            <text:p><text:s/>Federated States of</text:p>
          </table:table-cell>
          <table:table-cell office:value-type="string" calcext:value-type="string">
            <text:p>Oceania</text:p>
          </table:table-cell>
          <table:table-cell/>
          <table:table-cell office:value-type="float" office:value="105216" calcext:value-type="float">
            <text:p>105216</text:p>
          </table:table-cell>
          <table:table-cell office:value-type="float" office:value="702" calcext:value-type="float">
            <text:p>702</text:p>
          </table:table-cell>
          <table:table-cell office:value-type="float" office:value="6112" calcext:value-type="float">
            <text:p>6112</text:p>
          </table:table-cell>
          <table:table-cell office:value-type="string" calcext:value-type="string">
            <text:p>federal 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sinau</text:p>
          </table:table-cell>
          <table:table-cell office:value-type="float" office:value="3546847" calcext:value-type="float">
            <text:p>3546847</text:p>
          </table:table-cell>
          <table:table-cell office:value-type="float" office:value="33851" calcext:value-type="float">
            <text:p>33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DL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aco</text:p>
          </table:table-cell>
          <table:table-cell office:value-type="float" office:value="30535" calcext:value-type="float">
            <text:p>305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Ulaanbaatar</text:p>
          </table:table-cell>
          <table:table-cell office:value-type="float" office:value="2992908" calcext:value-type="float">
            <text:p>2992908</text:p>
          </table:table-cell>
          <table:table-cell office:value-type="float" office:value="1564116" calcext:value-type="float">
            <text:p>1564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Tögrög</text:p>
          </table:table-cell>
          <table:table-cell office:value-type="string" calcext:value-type="string">
            <text:p>MNT</text:p>
          </table:table-cell>
          <table:table-cell office:value-type="float" office:value="976" calcext:value-type="float">
            <text:p>976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dgorica</text:p>
          </table:table-cell>
          <table:table-cell office:value-type="float" office:value="647073" calcext:value-type="float">
            <text:p>647073</text:p>
          </table:table-cell>
          <table:table-cell office:value-type="float" office:value="13812" calcext:value-type="float">
            <text:p>1381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ades</text:p>
          </table:table-cell>
          <table:table-cell office:value-type="float" office:value="5241" calcext:value-type="float">
            <text:p>5241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abat</text:p>
          </table:table-cell>
          <table:table-cell office:value-type="float" office:value="33322699" calcext:value-type="float">
            <text:p>33322699</text:p>
          </table:table-cell>
          <table:table-cell office:value-type="float" office:value="446550" calcext:value-type="float">
            <text:p>446550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MAD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puto</text:p>
          </table:table-cell>
          <table:table-cell office:value-type="float" office:value="25303113" calcext:value-type="float">
            <text:p>25303113</text:p>
          </table:table-cell>
          <table:table-cell office:value-type="float" office:value="799380" calcext:value-type="float">
            <text:p>799380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Metical</text:p>
          </table:table-cell>
          <table:table-cell office:value-type="string" calcext:value-type="string">
            <text:p>MZN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indhoek</text:p>
          </table:table-cell>
          <table:table-cell office:value-type="float" office:value="2212307" calcext:value-type="float">
            <text:p>2212307</text:p>
          </table:table-cell>
          <table:table-cell office:value-type="float" office:value="824292" calcext:value-type="float">
            <text:p>824292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AD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Yaren</text:p>
          </table:table-cell>
          <table:table-cell office:value-type="float" office:value="9540" calcext:value-type="float">
            <text:p>954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</text:p>
          </table:table-cell>
          <table:table-cell office:value-type="float" office:value="31551305" calcext:value-type="float">
            <text:p>31551305</text:p>
          </table:table-cell>
          <table:table-cell office:value-type="float" office:value="147181" calcext:value-type="float">
            <text:p>147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NPR</text:p>
          </table:table-cell>
          <table:table-cell office:value-type="float" office:value="977" calcext:value-type="float">
            <text:p>977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  <table:table-cell office:value-type="float" office:value="16947904" calcext:value-type="float">
            <text:p>16947904</text:p>
          </table:table-cell>
          <table:table-cell office:value-type="float" office:value="41543" calcext:value-type="float">
            <text:p>4154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illemstad</text:p>
          </table:table-cell>
          <table:table-cell office:value-type="float" office:value="227049" calcext:value-type="float">
            <text:p>227049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itory of the Netherlands</text:p>
          </table:table-cell>
          <table:table-cell office:value-type="string" calcext:value-type="string">
            <text:p>Gulden</text:p>
          </table:table-cell>
          <table:table-cell office:value-type="string" calcext:value-type="string">
            <text:p>ANG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ouméa</text:p>
          </table:table-cell>
          <table:table-cell office:value-type="float" office:value="271615" calcext:value-type="float">
            <text:p>271615</text:p>
          </table:table-cell>
          <table:table-cell office:value-type="float" office:value="18575" calcext:value-type="float">
            <text:p>18575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overseas community of France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PF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ellington</text:p>
          </table:table-cell>
          <table:table-cell office:value-type="float" office:value="4438393" calcext:value-type="float">
            <text:p>4438393</text:p>
          </table:table-cell>
          <table:table-cell office:value-type="float" office:value="267710" calcext:value-type="float">
            <text:p>267710</text:p>
          </table:table-cell>
          <table:table-cell office:value-type="float" office:value="15134" calcext:value-type="float">
            <text:p>1513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Managua</text:p>
          </table:table-cell>
          <table:table-cell office:value-type="float" office:value="5907881" calcext:value-type="float">
            <text:p>5907881</text:p>
          </table:table-cell>
          <table:table-cell office:value-type="float" office:value="130370" calcext:value-type="float">
            <text:p>130370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Córdoba Oro</text:p>
          </table:table-cell>
          <table:table-cell office:value-type="string" calcext:value-type="string">
            <text:p>NIO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iamey</text:p>
          </table:table-cell>
          <table:table-cell office:value-type="float" office:value="18045729" calcext:value-type="float">
            <text:p>18045729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  <table:table-cell office:value-type="float" office:value="181562056" calcext:value-type="float">
            <text:p>181562056</text:p>
          </table:table-cell>
          <table:table-cell office:value-type="float" office:value="923768" calcext:value-type="float">
            <text:p>92376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GN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lofi</text:p>
          </table:table-cell>
          <table:table-cell office:value-type="float" office:value="1190" calcext:value-type="float">
            <text:p>1190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utonomous territory of New Zealan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Kingston</text:p>
          </table:table-cell>
          <table:table-cell office:value-type="float" office:value="2210" calcext:value-type="float">
            <text:p>22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rritory of Australia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723" calcext:value-type="float">
            <text:p>6723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yongyang</text:p>
          </table:table-cell>
          <table:table-cell office:value-type="float" office:value="24983205" calcext:value-type="float">
            <text:p>24983205</text:p>
          </table:table-cell>
          <table:table-cell office:value-type="float" office:value="120538" calcext:value-type="float">
            <text:p>120538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socialist republic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PW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aipan</text:p>
          </table:table-cell>
          <table:table-cell office:value-type="float" office:value="52344" calcext:value-type="float">
            <text:p>52344</text:p>
          </table:table-cell>
          <table:table-cell office:value-type="float" office:value="464" calcext:value-type="float">
            <text:p>4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67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  <table:table-cell office:value-type="float" office:value="5207689" calcext:value-type="float">
            <text:p>5207689</text:p>
          </table:table-cell>
          <table:table-cell office:value-type="float" office:value="323802" calcext:value-type="float">
            <text:p>323802</text:p>
          </table:table-cell>
          <table:table-cell office:value-type="float" office:value="25148" calcext:value-type="float">
            <text:p>2514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NOK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uscat</text:p>
          </table:table-cell>
          <table:table-cell office:value-type="float" office:value="3286936" calcext:value-type="float">
            <text:p>3286936</text:p>
          </table:table-cell>
          <table:table-cell office:value-type="float" office:value="309500" calcext:value-type="float">
            <text:p>309500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absolute monarchy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OMR</text:p>
          </table:table-cell>
          <table:table-cell office:value-type="float" office:value="968" calcext:value-type="float">
            <text:p>968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Islamabad</text:p>
          </table:table-cell>
          <table:table-cell office:value-type="float" office:value="199085847" calcext:value-type="float">
            <text:p>199085847</text:p>
          </table:table-cell>
          <table:table-cell office:value-type="float" office:value="796095" calcext:value-type="float">
            <text:p>796095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PKR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Oceania</text:p>
          </table:table-cell>
          <table:table-cell/>
          <table:table-cell office:value-type="float" office:value="21265" calcext:value-type="float">
            <text:p>21265</text:p>
          </table:table-cell>
          <table:table-cell office:value-type="float" office:value="459" calcext:value-type="float">
            <text:p>459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Palestin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amallah</text:p>
          </table:table-cell>
          <table:table-cell office:value-type="float" office:value="2731052" calcext:value-type="float">
            <text:p>2731052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nomous region</text:p>
          </table:table-cell>
          <table:table-cell office:value-type="string" calcext:value-type="string">
            <text:p>Schekel</text:p>
          </table:table-cell>
          <table:table-cell office:value-type="string" calcext:value-type="string">
            <text:p>ILS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entral America</text:p>
          </table:table-cell>
          <table:table-cell office:value-type="string" calcext:value-type="string">
            <text:p>Panamá</text:p>
          </table:table-cell>
          <table:table-cell office:value-type="float" office:value="3657024" calcext:value-type="float">
            <text:p>3657024</text:p>
          </table:table-cell>
          <table:table-cell office:value-type="float" office:value="75420" calcext:value-type="float">
            <text:p>75420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Balboa</text:p>
          </table:table-cell>
          <table:table-cell office:value-type="string" calcext:value-type="string">
            <text:p>PAB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Moresby</text:p>
          </table:table-cell>
          <table:table-cell office:value-type="float" office:value="6672429" calcext:value-type="float">
            <text:p>6672429</text:p>
          </table:table-cell>
          <table:table-cell office:value-type="float" office:value="462840" calcext:value-type="float">
            <text:p>462840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PGK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sunción</text:p>
          </table:table-cell>
          <table:table-cell office:value-type="float" office:value="6783272" calcext:value-type="float">
            <text:p>6783272</text:p>
          </table:table-cell>
          <table:table-cell office:value-type="float" office:value="406752" calcext:value-type="float">
            <text:p>406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PYG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</text:p>
          </table:table-cell>
          <table:table-cell office:value-type="float" office:value="30444999" calcext:value-type="float">
            <text:p>30444999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Nuevo Sol</text:p>
          </table:table-cell>
          <table:table-cell office:value-type="string" calcext:value-type="string">
            <text:p>PEN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ila</text:p>
          </table:table-cell>
          <table:table-cell office:value-type="float" office:value="100998376" calcext:value-type="float">
            <text:p>100998376</text:p>
          </table:table-cell>
          <table:table-cell office:value-type="float" office:value="300000" calcext:value-type="float">
            <text:p>300000</text:p>
          </table:table-cell>
          <table:table-cell office:value-type="float" office:value="36289" calcext:value-type="float">
            <text:p>3628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PHP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Pitcairn Island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damstown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BP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  <table:table-cell office:value-type="float" office:value="38562189" calcext:value-type="float">
            <text:p>38562189</text:p>
          </table:table-cell>
          <table:table-cell office:value-type="float" office:value="312685" calcext:value-type="float">
            <text:p>31268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PLN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</text:p>
          </table:table-cell>
          <table:table-cell office:value-type="float" office:value="10825309" calcext:value-type="float">
            <text:p>10825309</text:p>
          </table:table-cell>
          <table:table-cell office:value-type="float" office:value="92090" calcext:value-type="float">
            <text:p>92090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uan</text:p>
          </table:table-cell>
          <table:table-cell office:value-type="float" office:value="3598357" calcext:value-type="float">
            <text:p>3598357</text:p>
          </table:table-cell>
          <table:table-cell office:value-type="float" office:value="13790" calcext:value-type="float">
            <text:p>1379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oha</text:p>
          </table:table-cell>
          <table:table-cell office:value-type="float" office:value="2194817" calcext:value-type="float">
            <text:p>2194817</text:p>
          </table:table-cell>
          <table:table-cell office:value-type="float" office:value="11586" calcext:value-type="float">
            <text:p>1158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QAR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razzaville</text:p>
          </table:table-cell>
          <table:table-cell office:value-type="float" office:value="4755097" calcext:value-type="float">
            <text:p>4755097</text:p>
          </table:table-cell>
          <table:table-cell office:value-type="float" office:value="342000" calcext:value-type="float">
            <text:p>3420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CDF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aint-Denis</text:p>
          </table:table-cell>
          <table:table-cell office:value-type="float" office:value="699000" calcext:value-type="float">
            <text:p>699000</text:p>
          </table:table-cell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</text:p>
          </table:table-cell>
          <table:table-cell office:value-type="float" office:value="21666350" calcext:value-type="float">
            <text:p>21666350</text:p>
          </table:table-cell>
          <table:table-cell office:value-type="float" office:value="238391" calcext:value-type="float">
            <text:p>23839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R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scow</text:p>
          </table:table-cell>
          <table:table-cell office:value-type="float" office:value="142423773" calcext:value-type="float">
            <text:p>142423773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37653" calcext:value-type="float">
            <text:p>37653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Rubel</text:p>
          </table:table-cell>
          <table:table-cell office:value-type="string" calcext:value-type="string">
            <text:p>RUB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gali</text:p>
          </table:table-cell>
          <table:table-cell office:value-type="float" office:value="12661733" calcext:value-type="float">
            <text:p>12661733</text:p>
          </table:table-cell>
          <table:table-cell office:value-type="float" office:value="26338" calcext:value-type="float">
            <text:p>26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RWF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Saint Barthe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Gustavia</text:p>
          </table:table-cell>
          <table:table-cell office:value-type="float" office:value="7237" calcext:value-type="float">
            <text:p>72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string" calcext:value-type="string">
            <text:p><text:s/>Ascension and Tristan da Cunh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amestown</text:p>
          </table:table-cell>
          <table:table-cell office:value-type="float" office:value="7795" calcext:value-type="float">
            <text:p>7795</text:p>
          </table:table-cell>
          <table:table-cell office:value-type="float" office:value="308" calcext:value-type="float">
            <text:p>30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HP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terre</text:p>
          </table:table-cell>
          <table:table-cell office:value-type="float" office:value="51936" calcext:value-type="float">
            <text:p>51936</text:p>
          </table:table-cell>
          <table:table-cell office:value-type="float" office:value="261" calcext:value-type="float">
            <text:p>26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stries</text:p>
          </table:table-cell>
          <table:table-cell office:value-type="float" office:value="163922" calcext:value-type="float">
            <text:p>163922</text:p>
          </table:table-cell>
          <table:table-cell office:value-type="float" office:value="616" calcext:value-type="float">
            <text:p>6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Saint Martin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Philipsburg</text:p>
          </table:table-cell>
          <table:table-cell office:value-type="float" office:value="39689" calcext:value-type="float">
            <text:p>3968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utonomous territory of the Netherlands</text:p>
          </table:table-cell>
          <table:table-cell office:value-type="string" calcext:value-type="string">
            <text:p>Gulden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1-721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-Pierre</text:p>
          </table:table-cell>
          <table:table-cell office:value-type="float" office:value="5657" calcext:value-type="float">
            <text:p>5657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verseas territory of 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wn</text:p>
          </table:table-cell>
          <table:table-cell office:value-type="float" office:value="102627" calcext:value-type="float">
            <text:p>102627</text:p>
          </table:table-cell>
          <table:table-cell office:value-type="float" office:value="389" calcext:value-type="float">
            <text:p>38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XC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pia</text:p>
          </table:table-cell>
          <table:table-cell office:value-type="float" office:value="197773" calcext:value-type="float">
            <text:p>197773</text:p>
          </table:table-cell>
          <table:table-cell office:value-type="float" office:value="2831" calcext:value-type="float">
            <text:p>28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arliamentary monarchy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WST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n Marino</text:p>
          </table:table-cell>
          <table:table-cell office:value-type="float" office:value="33020" calcext:value-type="float">
            <text:p>3302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ão Tomé</text:p>
          </table:table-cell>
          <table:table-cell office:value-type="float" office:value="194006" calcext:value-type="float">
            <text:p>194006</text:p>
          </table:table-cell>
          <table:table-cell office:value-type="float" office:value="964" calcext:value-type="float">
            <text:p>96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STD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  <table:table-cell office:value-type="float" office:value="27752316" calcext:value-type="float">
            <text:p>27752316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Riyal</text:p>
          </table:table-cell>
          <table:table-cell office:value-type="string" calcext:value-type="string">
            <text:p>SAR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kar</text:p>
          </table:table-cell>
          <table:table-cell office:value-type="float" office:value="13975834" calcext:value-type="float">
            <text:p>13975834</text:p>
          </table:table-cell>
          <table:table-cell office:value-type="float" office:value="196722" calcext:value-type="float">
            <text:p>19672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</text:p>
          </table:table-cell>
          <table:table-cell office:value-type="float" office:value="7176794" calcext:value-type="float">
            <text:p>7176794</text:p>
          </table:table-cell>
          <table:table-cell office:value-type="float" office:value="77474" calcext:value-type="float">
            <text:p>77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liamentary 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RSD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Victoria</text:p>
          </table:table-cell>
          <table:table-cell office:value-type="float" office:value="92430" calcext:value-type="float">
            <text:p>92430</text:p>
          </table:table-cell>
          <table:table-cell office:value-type="float" office:value="455" calcext:value-type="float">
            <text:p>45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SCR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eetown</text:p>
          </table:table-cell>
          <table:table-cell office:value-type="float" office:value="5879098" calcext:value-type="float">
            <text:p>5879098</text:p>
          </table:table-cell>
          <table:table-cell office:value-type="float" office:value="71740" calcext:value-type="float">
            <text:p>7174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LL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</text:p>
          </table:table-cell>
          <table:table-cell office:value-type="float" office:value="5674472" calcext:value-type="float">
            <text:p>5674472</text:p>
          </table:table-cell>
          <table:table-cell office:value-type="float" office:value="697" calcext:value-type="float">
            <text:p>69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GD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</text:p>
          </table:table-cell>
          <table:table-cell office:value-type="float" office:value="5445027" calcext:value-type="float">
            <text:p>5445027</text:p>
          </table:table-cell>
          <table:table-cell office:value-type="float" office:value="49035" calcext:value-type="float">
            <text:p>49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jubljana</text:p>
          </table:table-cell>
          <table:table-cell office:value-type="float" office:value="1983412" calcext:value-type="float">
            <text:p>1983412</text:p>
          </table:table-cell>
          <table:table-cell office:value-type="float" office:value="20273" calcext:value-type="float">
            <text:p>2027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oniara</text:p>
          </table:table-cell>
          <table:table-cell office:value-type="float" office:value="622469" calcext:value-type="float">
            <text:p>622469</text:p>
          </table:table-cell>
          <table:table-cell office:value-type="float" office:value="28896" calcext:value-type="float">
            <text:p>28896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BD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gadishu</text:p>
          </table:table-cell>
          <table:table-cell office:value-type="float" office:value="10616380" calcext:value-type="float">
            <text:p>10616380</text:p>
          </table:table-cell>
          <table:table-cell office:value-type="float" office:value="637657" calcext:value-type="float">
            <text:p>637657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SOS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etoria</text:p>
          </table:table-cell>
          <table:table-cell office:value-type="float" office:value="53675563" calcext:value-type="float">
            <text:p>53675563</text:p>
          </table:table-cell>
          <table:table-cell office:value-type="float" office:value="1219090" calcext:value-type="float">
            <text:p>1219090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R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outh Georgia and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King Edward Point</text:p>
          </table:table-cell>
          <table:table-cell office:value-type="float" office:value="30" calcext:value-type="float">
            <text:p>30</text:p>
          </table:table-cell>
          <table:table-cell office:value-type="float" office:value="3903" calcext:value-type="float">
            <text:p>3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BP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  <table:table-cell office:value-type="float" office:value="49115196" calcext:value-type="float">
            <text:p>49115196</text:p>
          </table:table-cell>
          <table:table-cell office:value-type="float" office:value="99720" calcext:value-type="float">
            <text:p>99720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RW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uba</text:p>
          </table:table-cell>
          <table:table-cell office:value-type="float" office:value="12042910" calcext:value-type="float">
            <text:p>12042910</text:p>
          </table:table-cell>
          <table:table-cell office:value-type="float" office:value="644329" calcext:value-type="float">
            <text:p>644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l 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SP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  <table:table-cell office:value-type="float" office:value="48146134" calcext:value-type="float">
            <text:p>48146134</text:p>
          </table:table-cell>
          <table:table-cell office:value-type="float" office:value="505370" calcext:value-type="float">
            <text:p>505370</text:p>
          </table:table-cell>
          <table:table-cell office:value-type="float" office:value="4964" calcext:value-type="float">
            <text:p>496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Colombo</text:p>
          </table:table-cell>
          <table:table-cell office:value-type="float" office:value="22053488" calcext:value-type="float">
            <text:p>22053488</text:p>
          </table:table-cell>
          <table:table-cell office:value-type="float" office:value="65610" calcext:value-type="float">
            <text:p>65610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upie</text:p>
          </table:table-cell>
          <table:table-cell office:value-type="string" calcext:value-type="string">
            <text:p>LKR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hartoum</text:p>
          </table:table-cell>
          <table:table-cell office:value-type="float" office:value="36108853" calcext:value-type="float">
            <text:p>36108853</text:p>
          </table:table-cell>
          <table:table-cell office:value-type="float" office:value="1861484" calcext:value-type="float">
            <text:p>1861484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islamic 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DG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ramaribo</text:p>
          </table:table-cell>
          <table:table-cell office:value-type="float" office:value="579633" calcext:value-type="float">
            <text:p>579633</text:p>
          </table:table-cell>
          <table:table-cell office:value-type="float" office:value="163820" calcext:value-type="float">
            <text:p>16382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SRD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office:value-type="string" calcext:value-type="string">
            <text:p>Svalbar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gyearbyen</text:p>
          </table:table-cell>
          <table:table-cell office:value-type="float" office:value="1872" calcext:value-type="float">
            <text:p>1872</text:p>
          </table:table-cell>
          <table:table-cell office:value-type="float" office:value="377" calcext:value-type="float">
            <text:p>37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erritory of Norwa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NOK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babane</text:p>
          </table:table-cell>
          <table:table-cell office:value-type="float" office:value="1435613" calcext:value-type="float">
            <text:p>1435613</text:p>
          </table:table-cell>
          <table:table-cell office:value-type="float" office:value="17364" calcext:value-type="float">
            <text:p>17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Lilangeni</text:p>
          </table:table-cell>
          <table:table-cell office:value-type="string" calcext:value-type="string">
            <text:p>SZL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  <table:table-cell office:value-type="float" office:value="9801616" calcext:value-type="float">
            <text:p>9801616</text:p>
          </table:table-cell>
          <table:table-cell office:value-type="float" office:value="450295" calcext:value-type="float">
            <text:p>450295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Krone</text:p>
          </table:table-cell>
          <table:table-cell office:value-type="string" calcext:value-type="string">
            <text:p>SEK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  <table:table-cell office:value-type="float" office:value="8121830" calcext:value-type="float">
            <text:p>8121830</text:p>
          </table:table-cell>
          <table:table-cell office:value-type="float" office:value="41277" calcext:value-type="float">
            <text:p>41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eration</text:p>
          </table:table-cell>
          <table:table-cell office:value-type="string" calcext:value-type="string">
            <text:p>Franken</text:p>
          </table:table-cell>
          <table:table-cell office:value-type="string" calcext:value-type="string">
            <text:p>CHF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amascus</text:p>
          </table:table-cell>
          <table:table-cell office:value-type="float" office:value="17064854" calcext:value-type="float">
            <text:p>17064854</text:p>
          </table:table-cell>
          <table:table-cell office:value-type="float" office:value="185180" calcext:value-type="float">
            <text:p>18518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SYP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  <table:table-cell office:value-type="float" office:value="23415126" calcext:value-type="float">
            <text:p>23415126</text:p>
          </table:table-cell>
          <table:table-cell office:value-type="float" office:value="35980" calcext:value-type="float">
            <text:p>3598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TWD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ushanbe</text:p>
          </table:table-cell>
          <table:table-cell office:value-type="float" office:value="8191958" calcext:value-type="float">
            <text:p>8191958</text:p>
          </table:table-cell>
          <table:table-cell office:value-type="float" office:value="143100" calcext:value-type="float">
            <text:p>143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omoni</text:p>
          </table:table-cell>
          <table:table-cell office:value-type="string" calcext:value-type="string">
            <text:p>TJS</text:p>
          </table:table-cell>
          <table:table-cell office:value-type="float" office:value="992" calcext:value-type="float">
            <text:p>992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odoma</text:p>
          </table:table-cell>
          <table:table-cell office:value-type="float" office:value="51045882" calcext:value-type="float">
            <text:p>51045882</text:p>
          </table:table-cell>
          <table:table-cell office:value-type="float" office:value="947300" calcext:value-type="float">
            <text:p>947300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TZS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</text:p>
          </table:table-cell>
          <table:table-cell office:value-type="float" office:value="67976405" calcext:value-type="float">
            <text:p>67976405</text:p>
          </table:table-cell>
          <table:table-cell office:value-type="float" office:value="513120" calcext:value-type="float">
            <text:p>513120</text:p>
          </table:table-cell>
          <table:table-cell office:value-type="float" office:value="3219" calcext:value-type="float">
            <text:p>3219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THB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ili</text:p>
          </table:table-cell>
          <table:table-cell office:value-type="float" office:value="1231116" calcext:value-type="float">
            <text:p>1231116</text:p>
          </table:table-cell>
          <table:table-cell office:value-type="float" office:value="14874" calcext:value-type="float">
            <text:p>1487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mé</text:p>
          </table:table-cell>
          <table:table-cell office:value-type="float" office:value="7552318" calcext:value-type="float">
            <text:p>7552318</text:p>
          </table:table-cell>
          <table:table-cell office:value-type="float" office:value="56785" calcext:value-type="float">
            <text:p>567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OF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nonu</text:p>
          </table:table-cell>
          <table:table-cell office:value-type="float" office:value="1337" calcext:value-type="float">
            <text:p>133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rritory of New Zealand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ZD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‘alofa</text:p>
          </table:table-cell>
          <table:table-cell office:value-type="float" office:value="106501" calcext:value-type="float">
            <text:p>106501</text:p>
          </table:table-cell>
          <table:table-cell office:value-type="float" office:value="747" calcext:value-type="float">
            <text:p>74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Pa'anga</text:p>
          </table:table-cell>
          <table:table-cell office:value-type="string" calcext:value-type="string">
            <text:p>TOP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of-Spain</text:p>
          </table:table-cell>
          <table:table-cell office:value-type="float" office:value="1222363" calcext:value-type="float">
            <text:p>1222363</text:p>
          </table:table-cell>
          <table:table-cell office:value-type="float" office:value="5128" calcext:value-type="float">
            <text:p>512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TTD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nis</text:p>
          </table:table-cell>
          <table:table-cell office:value-type="float" office:value="11037225" calcext:value-type="float">
            <text:p>11037225</text:p>
          </table:table-cell>
          <table:table-cell office:value-type="float" office:value="163610" calcext:value-type="float">
            <text:p>16361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TND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nkara</text:p>
          </table:table-cell>
          <table:table-cell office:value-type="float" office:value="79414269" calcext:value-type="float">
            <text:p>79414269</text:p>
          </table:table-cell>
          <table:table-cell office:value-type="float" office:value="783562" calcext:value-type="float">
            <text:p>783562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Lira</text:p>
          </table:table-cell>
          <table:table-cell office:value-type="string" calcext:value-type="string">
            <text:p>TRY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hgabat</text:p>
          </table:table-cell>
          <table:table-cell office:value-type="float" office:value="5231422" calcext:value-type="float">
            <text:p>5231422</text:p>
          </table:table-cell>
          <table:table-cell office:value-type="float" office:value="488100" calcext:value-type="float">
            <text:p>48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Manat</text:p>
          </table:table-cell>
          <table:table-cell office:value-type="string" calcext:value-type="string">
            <text:p>TMT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ockburn Town</text:p>
          </table:table-cell>
          <table:table-cell office:value-type="float" office:value="50280" calcext:value-type="float">
            <text:p>50280</text:p>
          </table:table-cell>
          <table:table-cell office:value-type="float" office:value="948" calcext:value-type="float">
            <text:p>94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ritish overseas territor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1-649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Funafuti</text:p>
          </table:table-cell>
          <table:table-cell office:value-type="float" office:value="10869" calcext:value-type="float">
            <text:p>1086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AUD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</text:p>
          </table:table-cell>
          <table:table-cell office:value-type="float" office:value="37101745" calcext:value-type="float">
            <text:p>37101745</text:p>
          </table:table-cell>
          <table:table-cell office:value-type="float" office:value="241038" calcext:value-type="float">
            <text:p>241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chilling</text:p>
          </table:table-cell>
          <table:table-cell office:value-type="string" calcext:value-type="string">
            <text:p>UGX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iev</text:p>
          </table:table-cell>
          <table:table-cell office:value-type="float" office:value="44429471" calcext:value-type="float">
            <text:p>44429471</text:p>
          </table:table-cell>
          <table:table-cell office:value-type="float" office:value="603550" calcext:value-type="float">
            <text:p>603550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Hrywnja</text:p>
          </table:table-cell>
          <table:table-cell office:value-type="string" calcext:value-type="string">
            <text:p>UAH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bu Dhabi</text:p>
          </table:table-cell>
          <table:table-cell office:value-type="float" office:value="5779760" calcext:value-type="float">
            <text:p>5779760</text:p>
          </table:table-cell>
          <table:table-cell office:value-type="float" office:value="83600" calcext:value-type="float">
            <text:p>83600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AED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  <table:table-cell office:value-type="float" office:value="64088222" calcext:value-type="float">
            <text:p>64088222</text:p>
          </table:table-cell>
          <table:table-cell office:value-type="float" office:value="243610" calcext:value-type="float">
            <text:p>243610</text:p>
          </table:table-cell>
          <table:table-cell office:value-type="float" office:value="12429" calcext:value-type="float">
            <text:p>12429</text:p>
          </table:table-cell>
          <table:table-cell office:value-type="string" calcext:value-type="string">
            <text:p>constitutional monarchy</text:p>
          </table:table-cell>
          <table:table-cell office:value-type="string" calcext:value-type="string">
            <text:p>Pfund</text:p>
          </table:table-cell>
          <table:table-cell office:value-type="string" calcext:value-type="string">
            <text:p>GBP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ashington D.C.</text:p>
          </table:table-cell>
          <table:table-cell office:value-type="float" office:value="321368864" calcext:value-type="float">
            <text:p>321368864</text:p>
          </table:table-cell>
          <table:table-cell office:value-type="float" office:value="9826675" calcext:value-type="float">
            <text:p>9826675</text:p>
          </table:table-cell>
          <table:table-cell office:value-type="float" office:value="19924" calcext:value-type="float">
            <text:p>19924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Montevideo</text:p>
          </table:table-cell>
          <table:table-cell office:value-type="float" office:value="3341893" calcext:value-type="float">
            <text:p>3341893</text:p>
          </table:table-cell>
          <table:table-cell office:value-type="float" office:value="176215" calcext:value-type="float">
            <text:p>17621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UYU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shkent</text:p>
          </table:table-cell>
          <table:table-cell office:value-type="float" office:value="29199942" calcext:value-type="float">
            <text:p>29199942</text:p>
          </table:table-cell>
          <table:table-cell office:value-type="float" office:value="447400" calcext:value-type="float">
            <text:p>44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So'm</text:p>
          </table:table-cell>
          <table:table-cell office:value-type="string" calcext:value-type="string">
            <text:p>UZS</text:p>
          </table:table-cell>
          <table:table-cell office:value-type="float" office:value="998" calcext:value-type="float">
            <text:p>998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-Vila</text:p>
          </table:table-cell>
          <table:table-cell office:value-type="float" office:value="272264" calcext:value-type="float">
            <text:p>272264</text:p>
          </table:table-cell>
          <table:table-cell office:value-type="float" office:value="12189" calcext:value-type="float">
            <text:p>12189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Vatu</text:p>
          </table:table-cell>
          <table:table-cell office:value-type="string" calcext:value-type="string">
            <text:p>VUV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racas</text:p>
          </table:table-cell>
          <table:table-cell office:value-type="float" office:value="29275460" calcext:value-type="float">
            <text:p>29275460</text:p>
          </table:table-cell>
          <table:table-cell office:value-type="float" office:value="912050" calcext:value-type="float">
            <text:p>912050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presidential federal republic</text:p>
          </table:table-cell>
          <table:table-cell office:value-type="string" calcext:value-type="string">
            <text:p>Bolívar Fuerte</text:p>
          </table:table-cell>
          <table:table-cell office:value-type="string" calcext:value-type="string">
            <text:p>VEF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anoi</text:p>
          </table:table-cell>
          <table:table-cell office:value-type="float" office:value="94348835" calcext:value-type="float">
            <text:p>94348835</text:p>
          </table:table-cell>
          <table:table-cell office:value-type="float" office:value="331210" calcext:value-type="float">
            <text:p>331210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socialist republic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VND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Virgin Island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harlotte Amalie</text:p>
          </table:table-cell>
          <table:table-cell office:value-type="float" office:value="103574" calcext:value-type="float">
            <text:p>103574</text:p>
          </table:table-cell>
          <table:table-cell office:value-type="float" office:value="1910" calcext:value-type="float">
            <text:p>191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erritory of the United State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USD</text:p>
          </table:table-cell>
          <table:table-cell office:value-type="float" office:value="1809" calcext:value-type="float">
            <text:p>1809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ta-Utu</text:p>
          </table:table-cell>
          <table:table-cell office:value-type="float" office:value="15613" calcext:value-type="float">
            <text:p>1561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verseas community of France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XPF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El Aaiún</text:p>
          </table:table-cell>
          <table:table-cell office:value-type="float" office:value="570866" calcext:value-type="float">
            <text:p>570866</text:p>
          </table:table-cell>
          <table:table-cell office:value-type="float" office:value="266000" calcext:value-type="float">
            <text:p>26600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autonomous region of Morocco</text:p>
          </table:table-cell>
          <table:table-cell office:value-type="string" calcext:value-type="string">
            <text:p>Dirham</text:p>
          </table:table-cell>
          <table:table-cell office:value-type="string" calcext:value-type="string">
            <text:p>MAD</text:p>
          </table:table-cell>
          <table:table-cell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anaa</text:p>
          </table:table-cell>
          <table:table-cell office:value-type="float" office:value="26737317" calcext:value-type="float">
            <text:p>26737317</text:p>
          </table:table-cell>
          <table:table-cell office:value-type="float" office:value="527968" calcext:value-type="float">
            <text:p>527968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Rial</text:p>
          </table:table-cell>
          <table:table-cell office:value-type="string" calcext:value-type="string">
            <text:p>YER</text:p>
          </table:table-cell>
          <table:table-cell office:value-type="float" office:value="967" calcext:value-type="float">
            <text:p>96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saka</text:p>
          </table:table-cell>
          <table:table-cell office:value-type="float" office:value="15066266" calcext:value-type="float">
            <text:p>15066266</text:p>
          </table:table-cell>
          <table:table-cell office:value-type="float" office:value="752618" calcext:value-type="float">
            <text:p>752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Kwacha</text:p>
          </table:table-cell>
          <table:table-cell office:value-type="string" calcext:value-type="string">
            <text:p>ZMK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are</text:p>
          </table:table-cell>
          <table:table-cell office:value-type="float" office:value="14229541" calcext:value-type="float">
            <text:p>14229541</text:p>
          </table:table-cell>
          <table:table-cell office:value-type="float" office:value="390757" calcext:value-type="float">
            <text:p>3907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ZWL</text:p>
          </table:table-cell>
          <table:table-cell office:value-type="float" office:value="263" calcext:value-type="float">
            <text:p>263</text:p>
          </table:table-cell>
        </table:table-row>
      </table:table>
      <table:named-expressions/>
      <table:database-ranges>
        <table:database-range table:name="__Anonymous_Sheet_DB__1" table:target-range-address="Países.A1:Países.K2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38:50.7615618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3T13:47:50.907112825</dc:date>
    <meta:editing-duration>PT1H5M24S</meta:editing-duration>
    <meta:editing-cycles>4</meta:editing-cycles>
    <meta:generator>LibreOffice/5.1.4.2$Linux_X86_64 LibreOffice_project/10m0$Build-2</meta:generator>
    <meta:document-statistic meta:table-count="2" meta:cell-count="2778" meta:object-count="0"/>
  </office:meta>
</office:document-meta>
</file>